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7.733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9.504cm"/>
    </style:style>
    <style:style style:name="co6" style:family="table-column">
      <style:table-column-properties fo:break-before="auto" style:column-width="14.59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ro4" style:family="table-row">
      <style:table-row-properties style:row-height="5.634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weight="bold" style:font-weight-asian="bold" style:font-name-complex="Arial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4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SEO</text:p>
          </table:table-cell>
          <table:table-cell table:style-name="ce4" office:value-type="string" calcext:value-type="string">
            <text:p>Des mots dans la balise Meta Keywords sont non conformes au site</text:p>
          </table:table-cell>
          <table:table-cell table:style-name="ce4" office:value-type="string" calcext:value-type="string">
            <text:p>Il y a des mots dans la balise meta keywords qui n'ont pas de rapport avec le site</text:p>
          </table:table-cell>
          <table:table-cell table:style-name="ce3" office:value-type="string" calcext:value-type="string">
            <text:p>il faut mettre des mots-clefs dans la balise meta keywords en lien avec le site afin d’avoir un meilleur referencement</text:p>
          </table:table-cell>
          <table:table-cell table:style-name="ce7" office:value-type="string" calcext:value-type="string">
            <text:p>Retirer les mots-clefs sans rapport avec le site et prendre des mots-clefs de base et les décuplés avec GoogleAdds et/ou KW Finders</text:p>
          </table:table-cell>
          <table:table-cell table:style-name="ce4" office:value-type="string" calcext:value-type="string">
            <text:p><text:span text:style-name="T1"><text:a xlink:href="https://openclassrooms.com/fr/courses/5561431-augmentez-votre-trafic-grace-au-referencement-naturel-seo/5578339-effectuez-votre-premiere-recherche-de-mots-cles" xlink:type="simple">https://openclassrooms.com/fr/courses/5561431-augmentez-votre-trafic-grace-au-referencement-naturel-seo/5578339-effectuez-votre-premiere-recherche-de-mots-cles</text:a></text:span></text:p>
          </table:table-cell>
          <table:table-cell table:style-name="ce15"/>
          <table:table-cell table:number-columns-repeated="57"/>
        </table:table-row>
        <table:table-row table:style-name="ro2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Absence de description dans le content de la balise meta description</text:p>
          </table:table-cell>
          <table:table-cell table:style-name="ce4" office:value-type="string" calcext:value-type="string">
            <text:p>il n'y a pas de description dans le content de la balise meta description, ce qui fait perdre des points de SEO </text:p>
          </table:table-cell>
          <table:table-cell table:style-name="ce4" office:value-type="string" calcext:value-type="string">
            <text:p>Il faut remplir la balise description en mettant 70 à 320 caractères avec des mots-clefs</text:p>
          </table:table-cell>
          <table:table-cell table:style-name="ce7" office:value-type="string" calcext:value-type="string">
            <text:p>Il faut Ajouter une description de 70 à 320 caractères avec des mots-clefs pour améliorer le referencement du site</text:p>
          </table:table-cell>
          <table:table-cell table:style-name="ce4" office:value-type="string" calcext:value-type="string">
            <text:p><text:span text:style-name="T2"><text:a xlink:href="https://smartkeyword.io/seo-on-page-balise-meta-description/" xlink:type="simple">https://smartkeyword.io/seo-on-page-balise-meta-description/</text:a></text:span></text:p>
          </table:table-cell>
          <table:table-cell table:style-name="ce15"/>
          <table:table-cell table:number-columns-repeated="57"/>
        </table:table-row>
        <table:table-row table:style-name="ro2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liens dans le pied de page n’ont pas de rapport avec le site , ils sont une mauvaise pratique pour augmenter le référencement</text:p>
          </table:table-cell>
          <table:table-cell table:style-name="ce4" office:value-type="string" calcext:value-type="string">
            <text:p>Il y a des liens dans le pied de page , c’est une mauvaise pratique de référencement non éthique et punissable par les moteurs de recherche</text:p>
          </table:table-cell>
          <table:table-cell table:style-name="ce4" office:value-type="string" calcext:value-type="string">
            <text:p>Il faut Mettre des liens qui ont uniquement un rapport avec le site web pour optimiser le referencement</text:p>
          </table:table-cell>
          <table:table-cell table:style-name="ce7" office:value-type="string" calcext:value-type="string">
            <text:p>Il faut Supprimer tous les liens qui n’ont pas de rapport avec la page web </text:p>
          </table:table-cell>
          <table:table-cell table:style-name="ce3" office:value-type="string" calcext:value-type="string">
            <text:p><text:a xlink:href="https://smartkeyword.io/referencement-naturel-black-hat-seo/" xlink:type="simple">https://smartkeyword.io/referencement-naturel-black-hat-seo/</text:a></text:p>
          </table:table-cell>
          <table:table-cell table:style-name="ce15"/>
          <table:table-cell table:number-columns-repeated="57"/>
        </table:table-row>
        <table:table-row table:style-name="ro3">
          <table:table-cell table:style-name="ce4" office:value-type="string" calcext:value-type="string">
            <text:p>SEO</text:p>
          </table:table-cell>
          <table:table-cell table:style-name="ce3" office:value-type="string" calcext:value-type="string">
            <text:p>Problème avec le titre de la page</text:p>
          </table:table-cell>
          <table:table-cell table:style-name="ce4" office:value-type="string" calcext:value-type="string">
            <text:p>il n’y a seulement qu’un point dans la balise &lt;Title&gt;, il faut mettre le titre de la page</text:p>
          </table:table-cell>
          <table:table-cell table:style-name="ce3" office:value-type="string" calcext:value-type="string">
            <text:p>La bonne pratique à adopter et de remplir la balise titre afin de donner un titre à votre site, la balise titre et indispensable pour le bon positionnement de votre site web dans les résultats de moteur de recherche.</text:p>
          </table:table-cell>
          <table:table-cell table:style-name="ce7" office:value-type="string" calcext:value-type="string">
            <text:p>Il faut retirer le point dans la balise Titre et le remplacer par un titre qui aurait un lien avec le site</text:p>
          </table:table-cell>
          <table:table-cell table:style-name="ce4" office:value-type="string" calcext:value-type="string">
            <text:p><text:span text:style-name="T3"><text:a xlink:href="https://www.referenseo.com/guide-seo/balise-title/" xlink:type="simple">https://www.referenseo.com/guide-seo/balise-title/</text:a></text:span></text:p>
          </table:table-cell>
          <table:table-cell table:style-name="ce15"/>
          <table:table-cell table:number-columns-repeated="57"/>
        </table:table-row>
        <table:table-row table:style-name="ro2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Mots cachés dans le site a plusieurs endroits.</text:p>
          </table:table-cell>
          <table:table-cell table:style-name="ce3" office:value-type="string" calcext:value-type="string">
            <text:p>Il y a des mots-clefs cachés à plusieurs endroits dans le code HTML, c’est une mauvaise pratique punie par les moteurs de recherche</text:p>
          </table:table-cell>
          <table:table-cell table:style-name="ce3" office:value-type="string" calcext:value-type="string">
            <text:p>il ne faut surtout pas cacher des mots-clefs dans la page, il faut les mettres dans la balise meta keywords, ceci est une mauvaise pratique et vous fait perdre des points de référencement</text:p>
          </table:table-cell>
          <table:table-cell table:style-name="ce7" office:value-type="string" calcext:value-type="string">
            <text:p>Il faut supprimer tous les mots-clefs cachés dans le code HTML du site</text:p>
          </table:table-cell>
          <table:table-cell table:style-name="ce3" office:value-type="string" calcext:value-type="string">
            <text:p><text:a xlink:href="https://developer.mozilla.org/fr/docs/Web/HTML/Global_attributes/lang" xlink:type="simple">https://developer.mozilla.org/fr/docs/Web/HTML/Global_attributes/lang</text:a>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ACCESSIBILITE</text:p>
          </table:table-cell>
          <table:table-cell table:style-name="ce3" office:value-type="string" calcext:value-type="string">
            <text:p>La taille de la police à certains endroits est trop petite</text:p>
          </table:table-cell>
          <table:table-cell table:style-name="ce3" office:value-type="string" calcext:value-type="string">
            <text:p>La police trop petite entraine une difficulté pour le visiteur à lire la page</text:p>
          </table:table-cell>
          <table:table-cell table:style-name="ce3" office:value-type="string" calcext:value-type="string">
            <text:p>Il faut absolument veiller à ce que la taille de la police soit suffisamment grande pour assurer la bonne lecture du site</text:p>
          </table:table-cell>
          <table:table-cell table:style-name="ce7" office:value-type="string" calcext:value-type="string">
            <text:p>il faut augmenter la taille de la police là où elle est trop petite pour être correctement lue</text:p>
          </table:table-cell>
          <table:table-cell table:style-name="ce3" office:value-type="string" calcext:value-type="string">
            <text:p><text:a xlink:href="https://www.siteguru.co/seo-academy/best-website-font-size#:~:text=So%2C%20for%20SEO%2C%20you%20require,in%20the%20mobile%2Dfirst%20index" xlink:type="simple">https://www.siteguru.co/seo-academy/best-website-font-size#:~:text=So%2C%20for%20SEO%2C%20you%20require,in%20the%20mobile%2Dfirst%20index</text:a>.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ACCESSIBILITE</text:p>
          </table:table-cell>
          <table:table-cell table:style-name="ce3" office:value-type="string" calcext:value-type="string">
            <text:p>Pas de renseignement de la langue du document </text:p>
          </table:table-cell>
          <table:table-cell table:style-name="ce3" office:value-type="string" calcext:value-type="string">
            <text:p>Le navigateur doit pouvoir identifier le langage du site hors la langue et par ‘default’ dans le code </text:p>
          </table:table-cell>
          <table:table-cell table:style-name="ce3" office:value-type="string" calcext:value-type="string">
            <text:p>Renseigner le champ ‘lang’ dans la partie HTML du code </text:p>
          </table:table-cell>
          <table:table-cell table:style-name="ce8" office:value-type="string" calcext:value-type="string">
            <text:p>Renseigner le champ ‘lang’ dans la partie HTML du code , il faut simplement remplacer ‘default’ par ‘fr’</text:p>
          </table:table-cell>
          <table:table-cell table:style-name="ce3" office:value-type="string" calcext:value-type="string">
            <text:p><text:a xlink:href="https://developer.mozilla.org/fr/docs/Web/HTML/Global_attributes/lang" xlink:type="simple">https://developer.mozilla.org/fr/docs/Web/HTML/Global_attributes/lang</text:a>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ACCESSIBILITE</text:p>
          </table:table-cell>
          <table:table-cell table:style-name="ce4" office:value-type="string" calcext:value-type="string">
            <text:p>Les images avec du texte ne sont pas responsive</text:p>
          </table:table-cell>
          <table:table-cell table:style-name="ce3" office:value-type="string" calcext:value-type="string">
            <text:p>Il faut penser aux utilisateurs Mobiles qui n’ont pas le texte en entier qui est sous forme d’image quand on passe au format tablette /mobile</text:p>
          </table:table-cell>
          <table:table-cell table:style-name="ce3" office:value-type="string" calcext:value-type="string">
            <text:p>Il faut penser mobile-first car il y a maintenant plus d'utilisateurs mobiles que desktop</text:p>
          </table:table-cell>
          <table:table-cell table:style-name="ce7" office:value-type="string" calcext:value-type="string">
            <text:p>Il faut supprimer l’image contenant le texte et rajouter un paragraphe a la place </text:p>
          </table:table-cell>
          <table:table-cell table:style-name="ce3" office:value-type="string" calcext:value-type="string">
            <text:p>https://doingenia.com/blog/site-responsive-et-seo/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ACCESSIBILITE </text:p>
          </table:table-cell>
          <table:table-cell table:style-name="ce4" office:value-type="string" calcext:value-type="string">
            <text:p>Les balises &lt;Label&gt; sont mal positionnées</text:p>
          </table:table-cell>
          <table:table-cell table:style-name="ce3" office:value-type="string" calcext:value-type="string">
            <text:p>Les balises label sont mal positionné dans le code HTML, le focus du formulaire fonctionne uniquement quand on clique dans la case du formulaire</text:p>
          </table:table-cell>
          <table:table-cell table:style-name="ce3" office:value-type="string" calcext:value-type="string">
            <text:p>Il faut bien positionner les balises label pour avoir une meilleure accessibilité et gagner des points de referencement</text:p>
          </table:table-cell>
          <table:table-cell table:style-name="ce7" office:value-type="string" calcext:value-type="string">
            <text:p>il faut changer de place les balises &lt;label&gt; afin de pouvoir crée le focus de la case du formulaire même quand nous Cliquons sur le mot à gauches de la case du formulaire</text:p>
          </table:table-cell>
          <table:table-cell table:style-name="ce3" office:value-type="string" calcext:value-type="string">
            <text:p><text:a xlink:href="https://dequeuniversity.com/rules/axe/4.4/label?utm_source=lighthouse&amp;utm_medium=devtools" xlink:type="simple">https://dequeuniversity.com/rules/axe/4.4/label?utm_source=lighthouse&amp;utm_medium=devtools</text:a>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SEO</text:p>
          </table:table-cell>
          <table:table-cell table:style-name="ce3" office:value-type="string" calcext:value-type="string">
            <text:p>Ne pas mixer les langues</text:p>
          </table:table-cell>
          <table:table-cell table:style-name="ce3" office:value-type="string" calcext:value-type="string">
            <text:p>Dans la page de contact ( anciennement page2) il y a un bouton ‘toggle navigation’ qui ne sert à rien étant en plus écrit en anglais</text:p>
          </table:table-cell>
          <table:table-cell table:style-name="ce3" office:value-type="string" calcext:value-type="string">
            <text:p>Il ne faut pas mélanger les langues d’une page web a moins de signaler chaque changement de langue au navigateur </text:p>
          </table:table-cell>
          <table:table-cell table:style-name="ce7" office:value-type="string" calcext:value-type="string">
            <text:p>il faut signaler la version linguistique grâce à des sitemaps ou à la balise href lang, il est possible de signaler chaque version linguistique aux moteurs de recherche, cependant le bouton ne servant a rien le plus simple est de le supprimer </text:p>
          </table:table-cell>
          <table:table-cell table:style-name="ce3" office:value-type="string" calcext:value-type="string">
            <text:p><text:a xlink:href="https://www.seo.fr/informations/multilingue" xlink:type="simple">https://www.seo.fr/informations/multilingue</text:a></text:p>
          </table:table-cell>
          <table:table-cell table:number-columns-repeated="5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7"/>
          <table:table-cell table:style-name="ce3"/>
          <table:table-cell table:number-columns-repeated="58"/>
        </table:table-row>
        <table:table-row table:style-name="ro4">
          <table:table-cell table:style-name="ce4" table:number-columns-repeated="2"/>
          <table:table-cell table:style-name="ce3" table:number-columns-repeated="2"/>
          <table:table-cell table:style-name="ce7"/>
          <table:table-cell table:style-name="ce3"/>
          <table:table-cell table:number-columns-repeated="58"/>
        </table:table-row>
        <table:table-row table:style-name="ro2">
          <table:table-cell table:style-name="ce3"/>
          <table:table-cell table:style-name="ce20"/>
          <table:table-cell table:style-name="ce3"/>
          <table:table-cell table:style-name="ce20"/>
          <table:table-cell table:style-name="ce22"/>
          <table:table-cell table:style-name="ce6"/>
          <table:table-cell table:number-columns-repeated="58"/>
        </table:table-row>
        <table:table-row table:style-name="ro2">
          <table:table-cell table:style-name="ce18" table:number-columns-repeated="4"/>
          <table:table-cell table:style-name="ce7"/>
          <table:table-cell table:style-name="ce18"/>
          <table:table-cell table:number-columns-repeated="58"/>
        </table:table-row>
        <table:table-row table:style-name="ro5" table:number-rows-repeated="6">
          <table:table-cell table:style-name="ce6" table:number-columns-repeated="5"/>
          <table:table-cell table:style-name="ce13"/>
          <table:table-cell table:number-columns-repeated="58"/>
        </table:table-row>
        <table:table-row table:style-name="ro5">
          <table:table-cell table:style-name="ce6" table:number-columns-repeated="5"/>
          <table:table-cell table:number-columns-repeated="59"/>
        </table:table-row>
        <table:table-row table:style-name="ro5" table:number-rows-repeated="978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14:58:38.5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10-20T15:01:11.519000000</dc:date>
    <meta:generator>LibreOffice/7.2.0.4$Windows_x86 LibreOffice_project/9a9c6381e3f7a62afc1329bd359cc48accb6435b</meta:generator>
    <meta:editing-duration>PT6H33M9S</meta:editing-duration>
    <meta:editing-cycles>10</meta:editing-cycles>
    <meta:document-statistic meta:table-count="1" meta:cell-count="66" meta:object-count="0"/>
    <meta:user-defined meta:name="AppVersion">15.0300</meta:user-defined>
  </office:meta>
</office:document-meta>
</file>